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Biolinum G" officeooo:rsid="0019ec3e" officeooo:paragraph-rsid="0019ec3e"/>
    </style:style>
    <style:style style:name="P2" style:family="paragraph" style:parent-style-name="Standard">
      <style:paragraph-properties fo:text-align="justify" style:justify-single-word="false"/>
      <style:text-properties style:font-name="Linux Biolinum G" officeooo:rsid="0019ec3e" officeooo:paragraph-rsid="0019ec3e"/>
    </style:style>
    <style:style style:name="P3" style:family="paragraph" style:parent-style-name="Standard">
      <style:paragraph-properties fo:text-align="justify" style:justify-single-word="false"/>
      <style:text-properties style:font-name="Linux Biolinum G" officeooo:rsid="0019ec3e" officeooo:paragraph-rsid="001b263f"/>
    </style:style>
    <style:style style:name="P4" style:family="paragraph" style:parent-style-name="Standard">
      <style:paragraph-properties fo:text-align="justify" style:justify-single-word="false"/>
      <style:text-properties style:font-name="Linux Biolinum G" officeooo:rsid="0019ec3e" officeooo:paragraph-rsid="001b8b02"/>
    </style:style>
    <style:style style:name="P5" style:family="paragraph" style:parent-style-name="Standard">
      <style:paragraph-properties fo:text-align="justify" style:justify-single-word="false"/>
      <style:text-properties style:font-name="Linux Biolinum G" officeooo:rsid="0019ec3e" officeooo:paragraph-rsid="001d5cf1"/>
    </style:style>
    <style:style style:name="P6" style:family="paragraph" style:parent-style-name="Standard">
      <style:paragraph-properties fo:text-align="justify" style:justify-single-word="false"/>
      <style:text-properties style:font-name="Linux Biolinum G" officeooo:rsid="0019ec3e" officeooo:paragraph-rsid="00236bdd"/>
    </style:style>
    <style:style style:name="P7" style:family="paragraph" style:parent-style-name="Standard">
      <style:paragraph-properties fo:text-align="center" style:justify-single-word="false"/>
      <style:text-properties style:font-name="Linux Biolinum G" fo:font-size="25pt" style:text-underline-style="none" fo:font-weight="normal" officeooo:rsid="0019ec3e" officeooo:paragraph-rsid="0019ec3e" style:font-size-asian="25pt" style:font-weight-asian="normal" style:font-size-complex="25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9ec3e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b263f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1d5cf1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b8b02" officeooo:paragraph-rsid="001b8b0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9ec3e" style:font-size-asian="5pt" style:font-size-complex="5pt"/>
    </style:style>
    <style:style style:name="P13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b263f" style:font-size-asian="5pt" style:font-size-complex="5pt"/>
    </style:style>
    <style:style style:name="P14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b8b02" style:font-size-asian="5pt" style:font-size-complex="5pt"/>
    </style:style>
    <style:style style:name="P15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d5cf1" style:font-size-asian="5pt" style:font-size-complex="5pt"/>
    </style:style>
    <style:style style:name="P16" style:family="paragraph" style:parent-style-name="Standard">
      <style:paragraph-properties fo:text-align="justify" style:justify-single-word="false"/>
      <style:text-properties style:font-name="Linux Biolinum G" fo:font-size="12pt" fo:font-style="italic" style:text-underline-style="none" fo:font-weight="normal" officeooo:rsid="001b8b02" officeooo:paragraph-rsid="001b8b02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nux Biolinum G" fo:font-size="12pt" style:text-underline-style="solid" style:text-underline-width="auto" style:text-underline-color="font-color" fo:font-weight="normal" officeooo:rsid="001b8b02" officeooo:paragraph-rsid="001b8b0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nux Biolinum G" fo:font-size="16pt" style:text-underline-style="solid" style:text-underline-width="auto" style:text-underline-color="font-color" fo:font-weight="normal" officeooo:rsid="0019ec3e" officeooo:paragraph-rsid="0019ec3e" style:font-size-asian="16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nux Biolinum G" fo:font-size="16pt" style:text-underline-style="solid" style:text-underline-width="auto" style:text-underline-color="font-color" fo:font-weight="bold" officeooo:rsid="0019ec3e" officeooo:paragraph-rsid="0019ec3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nux Biolinum G" fo:font-size="16pt" style:text-underline-style="none" fo:font-weight="normal" officeooo:rsid="0019ec3e" officeooo:paragraph-rsid="0019ec3e" style:font-size-asian="16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19ec3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1b8b02" style:font-weight-asian="bold" style:font-weight-complex="bold"/>
    </style:style>
    <style:style style:name="P23" style:family="paragraph" style:parent-style-name="Standard">
      <style:paragraph-properties fo:text-align="justify" style:justify-single-word="false" fo:break-before="page"/>
      <style:text-properties style:font-name="Linux Biolinum G" fo:font-size="16pt" style:text-underline-style="solid" style:text-underline-width="auto" style:text-underline-color="font-color" fo:font-weight="normal" officeooo:rsid="0019ec3e" officeooo:paragraph-rsid="0019ec3e" style:font-size-asian="16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nux Biolinum G" officeooo:rsid="0019ec3e" officeooo:paragraph-rsid="0019ec3e"/>
    </style:style>
    <style:style style:name="P25" style:family="paragraph" style:parent-style-name="Standard">
      <style:paragraph-properties fo:text-align="justify" style:justify-single-word="false"/>
      <style:text-properties style:font-name="Linux Biolinum G" officeooo:rsid="0019ec3e" officeooo:paragraph-rsid="00246fe8"/>
    </style:style>
    <style:style style:name="P26" style:family="paragraph" style:parent-style-name="Standard">
      <style:paragraph-properties fo:text-align="justify" style:justify-single-word="false"/>
      <style:text-properties style:font-name="Linux Biolinum G" officeooo:rsid="0019ec3e" officeooo:paragraph-rsid="00258e37"/>
    </style:style>
    <style:style style:name="P27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19ec3e" style:font-size-asian="5pt" style:font-size-complex="5pt"/>
    </style:style>
    <style:style style:name="P28" style:family="paragraph" style:parent-style-name="Standard">
      <style:paragraph-properties fo:text-align="justify" style:justify-single-word="false"/>
      <style:text-properties style:font-name="Linux Biolinum G" fo:font-size="5pt" officeooo:rsid="0019ec3e" officeooo:paragraph-rsid="00258e37" style:font-size-asian="5pt" style:font-size-complex="5pt"/>
    </style:style>
    <style:style style:name="P29" style:family="paragraph" style:parent-style-name="Standard">
      <style:paragraph-properties fo:text-align="justify" style:justify-single-word="false"/>
      <style:text-properties style:font-name="Linux Biolinum G" fo:font-size="16pt" style:text-underline-style="none" fo:font-weight="normal" officeooo:rsid="0019ec3e" officeooo:paragraph-rsid="00258e37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nux Biolinum G" fo:font-size="14pt" style:text-underline-style="none" officeooo:rsid="0019ec3e" officeooo:paragraph-rsid="00258e37" style:font-size-asian="14pt" style:font-size-complex="14pt"/>
    </style:style>
    <style:style style:name="P31" style:family="paragraph" style:parent-style-name="Standard">
      <style:paragraph-properties fo:text-align="justify" style:justify-single-word="false"/>
      <style:text-properties style:font-name="Linux Biolinum G" fo:font-weight="bold" officeooo:rsid="0019ec3e" officeooo:paragraph-rsid="00258e37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nux Biolinum G" fo:font-size="12pt" officeooo:rsid="0019ec3e" officeooo:paragraph-rsid="00258e37" style:font-size-asian="12pt" style:font-size-complex="12pt"/>
    </style:style>
    <style:style style:name="P33" style:family="paragraph" style:parent-style-name="Standard">
      <style:paragraph-properties fo:text-align="justify" style:justify-single-word="false" fo:break-before="page"/>
      <style:text-properties style:font-name="Linux Biolinum G" fo:font-size="16pt" style:text-underline-style="solid" style:text-underline-width="auto" style:text-underline-color="font-color" fo:font-weight="normal" officeooo:rsid="0019ec3e" officeooo:paragraph-rsid="00258e37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b263f"/>
    </style:style>
    <style:style style:name="T3" style:family="text">
      <style:text-properties fo:font-size="14pt" style:text-underline-style="none" style:font-size-asian="14pt" style:font-size-complex="14pt"/>
    </style:style>
    <style:style style:name="T4" style:family="text">
      <style:text-properties fo:font-size="14pt" style:text-underline-style="none" officeooo:rsid="001c81db" style:font-size-asian="14pt" style:font-size-complex="14pt"/>
    </style:style>
    <style:style style:name="T5" style:family="text">
      <style:text-properties officeooo:rsid="001b8b02"/>
    </style:style>
    <style:style style:name="T6" style:family="text">
      <style:text-properties officeooo:rsid="001c81db"/>
    </style:style>
    <style:style style:name="T7" style:family="text">
      <style:text-properties officeooo:rsid="001d5cf1"/>
    </style:style>
    <style:style style:name="T8" style:family="text">
      <style:text-properties officeooo:rsid="001f20db"/>
    </style:style>
    <style:style style:name="T9" style:family="text">
      <style:text-properties officeooo:rsid="00236bdd"/>
    </style:style>
    <style:style style:name="T10" style:family="text">
      <style:text-properties officeooo:rsid="00246fe8"/>
    </style:style>
    <style:style style:name="T11" style:family="text">
      <style:text-properties fo:font-size="12pt" style:text-underline-style="none" officeooo:rsid="00246fe8" style:font-size-asian="12pt" style:font-size-complex="12pt"/>
    </style:style>
    <style:style style:name="T12" style:family="text">
      <style:text-properties fo:font-size="12pt" style:text-underline-style="none" officeooo:rsid="0026f244" style:font-size-asian="12pt" style:font-size-complex="12pt"/>
    </style:style>
    <style:style style:name="T13" style:family="text">
      <style:text-properties officeooo:rsid="00258e37"/>
    </style:style>
    <style:style style:name="T14" style:family="text">
      <style:text-properties officeooo:rsid="0026f244"/>
    </style:style>
    <style:style style:name="T15" style:family="text">
      <style:text-properties officeooo:rsid="00272c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ctas de Daily Scrum</text:p>
      <text:p text:style-name="P1"/>
      <text:p text:style-name="P1"/>
      <text:p text:style-name="P18">Reunión del 10 de marzo:</text:p>
      <text:p text:style-name="P20"/>
      <text:p text:style-name="P8">Alex:</text:p>
      <text:p text:style-name="P12"/>
      <text:p text:style-name="P2">- <text:span text:style-name="T1">¿Qué se ha hecho desde la última reunión?</text:span></text:p>
      <text:p text:style-name="P2"><text:tab/>Documentación y aprendizaje de PHP.</text:p>
      <text:p text:style-name="P2"/>
      <text:p text:style-name="P2">- <text:span text:style-name="T1">¿Qué se tiene planeado hacer hasta la próxima reunión?</text:span></text:p>
      <text:p text:style-name="P2"><text:tab/>Trabajar en la conexión entre el cliente y el servidor.</text:p>
      <text:p text:style-name="P2"/>
      <text:p text:style-name="P2">- <text:span text:style-name="T1">¿Impedimentos encontrados para realizar el trabajo según lo previsto?</text:span></text:p>
      <text:p text:style-name="P2"><text:tab/>Ninguno</text:p>
      <text:p text:style-name="P2"/>
      <text:p text:style-name="P2"/>
      <text:p text:style-name="P8">Carolina:</text:p>
      <text:p text:style-name="P12"/>
      <text:p text:style-name="P2">- <text:span text:style-name="T1">¿Qué se ha hecho desde la última reunión?</text:span></text:p>
      <text:p text:style-name="P2"><text:tab/>Diseño de la Base de Datos.</text:p>
      <text:p text:style-name="P2"/>
      <text:p text:style-name="P2">- <text:span text:style-name="T1">¿Qué se tiene planeado hacer hasta la próxima reunión?</text:span></text:p>
      <text:p text:style-name="P2"><text:tab/>Diseño final de la Base de Datos.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2">Ninguno.</text:span></text:p>
      <text:p text:style-name="P2"/>
      <text:p text:style-name="P2"/>
      <text:p text:style-name="P9"><text:span text:style-name="T2">David</text:span>:</text:p>
      <text:p text:style-name="P13"/>
      <text:p text:style-name="P3">- <text:span text:style-name="T1">¿Qué se ha hecho desde la última reunión?</text:span></text:p>
      <text:p text:style-name="P3"><text:tab/>Documentación y aprendizaje.</text:p>
      <text:p text:style-name="P3"/>
      <text:p text:style-name="P3">- <text:span text:style-name="T1">¿Qué se tiene planeado hacer hasta la próxima reunión?</text:span></text:p>
      <text:p text:style-name="P3"><text:tab/>Trabajar en la conexión <text:span text:style-name="T2">entre las páginas del cliente y el servidor mediante AJAX.</text:span></text:p>
      <text:p text:style-name="P3"/>
      <text:p text:style-name="P3">- <text:span text:style-name="T1">¿Impedimentos encontrados para realizar el trabajo según lo previsto?</text:span></text:p>
      <text:p text:style-name="P3"><text:tab/>Ninguno</text:p>
      <text:p text:style-name="P3"/>
      <text:p text:style-name="P3"/>
      <text:p text:style-name="P9">Héctor</text:p>
      <text:p text:style-name="P12"/>
      <text:p text:style-name="P2">- <text:span text:style-name="T1">¿Qué se ha hecho desde la última reunión?</text:span></text:p>
      <text:p text:style-name="P2"><text:tab/><text:span text:style-name="T2">Aprendizaje de los medios desconocidos necesarios (HTML, CSS y PHP)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Diseño de los formularios de alta y empezar a trabajar en la lógica del alta.</text:span></text:p>
      <text:p text:style-name="P2"/>
      <text:p text:style-name="P21">- ¿Impedimentos encontrados para realizar el trabajo según lo previsto?</text:p>
      <text:p text:style-name="P2"><text:tab/><text:span text:style-name="T2">Ninguno.</text:span></text:p>
      <text:p text:style-name="P2"/>
      <text:p text:style-name="P2"/>
      <text:p text:style-name="P8"><text:soft-page-break/>Miguel</text:p>
      <text:p text:style-name="P12"/>
      <text:p text:style-name="P2">- <text:span text:style-name="T1">¿Qué se ha hecho desde la última reunión?</text:span></text:p>
      <text:p text:style-name="P2"><text:tab/><text:span text:style-name="T2">Diseño de la página de login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Terminar la página de login y trabajar en la parte lógica del login y la conexión a la Base <text:tab/>de Datos.</text:span></text:p>
      <text:p text:style-name="P2"/>
      <text:p text:style-name="P21">- ¿Impedimentos encontrados para realizar el trabajo según lo previsto?</text:p>
      <text:p text:style-name="P2"><text:tab/><text:span text:style-name="T2">Ninguno.</text:span></text:p>
      <text:p text:style-name="P23">Reunión del 14 de marzo:</text:p>
      <text:p text:style-name="P20"/>
      <text:p text:style-name="P8">Alex:</text:p>
      <text:p text:style-name="P12"/>
      <text:p text:style-name="P2">- <text:span text:style-name="T1">¿Qué se ha hecho desde la última reunión?</text:span></text:p>
      <text:p text:style-name="P2"><text:tab/><text:span text:style-name="T2">Pruebas de conexión de los datos introducidos con una Base de Datos de prueba con una <text:tab/>plantilla de login básic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Verificar que las pruebas realizadas son correctas y que funciona como debe en cuanto la <text:tab/>página del login sea definitiva y se haya creado la Base de Datos de la aplicación.</text:span>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2">Al ser datos ficticios sin una Base de Datos real, ninguno.</text:span></text:p>
      <text:p text:style-name="P2"/>
      <text:p text:style-name="P2"/>
      <text:p text:style-name="P8">Carolina:</text:p>
      <text:p text:style-name="P12"/>
      <text:p text:style-name="P2">- <text:span text:style-name="T1">¿Qué se ha hecho desde la última reunión?</text:span></text:p>
      <text:p text:style-name="P2"><text:tab/><text:span text:style-name="T2">Diseño y creación de la Base de Datos en la que se apoyará el proyecto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2">Probar si las restricciones de las relaciones se ajustan a la hora de crear, borrar y <text:tab/>actualizar datos.</text:span></text:p>
      <text:p text:style-name="P2"/>
      <text:p text:style-name="P2">- <text:span text:style-name="T1">¿Impedimentos encontrados para realizar el trabajo según lo previsto?</text:span></text:p>
      <text:p text:style-name="P4"><text:tab/><text:span text:style-name="T2">A la hora de exportar las secuencias SQL, para que la Base de Datos la tengan todos los <text:tab/>miembros del equipo, me ha costado encontrar la opción de exportar también las <text:tab/>relaciones entre tablas.</text:span></text:p>
      <text:p text:style-name="P4"/>
      <text:p text:style-name="P4"/>
      <text:p text:style-name="P11">David</text:p>
      <text:p text:style-name="P14"/>
      <text:p text:style-name="P4">- <text:span text:style-name="T1">¿Qué se ha hecho desde la última reunión?</text:span></text:p>
      <text:p text:style-name="P4"><text:tab/><text:span text:style-name="T5">Pruebas de envío y recepción de datos en JSON entre un servidor PHP y el cliente <text:tab/>mediante AJAX.</text:span></text:p>
      <text:p text:style-name="P4"/>
      <text:p text:style-name="P4">- <text:span text:style-name="T1">¿Qué se tiene planeado hacer hasta la próxima reunión?</text:span></text:p>
      <text:p text:style-name="P4"><text:tab/><text:span text:style-name="T5">Pruebas de posibles errores de conexión o recepción de datos y cuando reciba los <text:tab/>formularios definitivos implementar AJAX en ellos.</text:span></text:p>
      <text:p text:style-name="P4"/>
      <text:p text:style-name="P22">- ¿Impedimentos encontrados para realizar el trabajo según lo previsto?</text:p>
      <text:p text:style-name="P2"><text:tab/><text:span text:style-name="T5">Ninguno. Estoy a la espera de los formularios definitivos.</text:span></text:p>
      <text:p text:style-name="P2"/>
      <text:p text:style-name="P2"/>
      <text:p text:style-name="P8">Héctor</text:p>
      <text:p text:style-name="P12"/>
      <text:p text:style-name="P2">- <text:span text:style-name="T1">¿Qué se ha hecho desde la última reunión?</text:span></text:p>
      <text:p text:style-name="P2"><text:tab/><text:span text:style-name="T5">Los diseños de las páginas y formularios para dar de alta a clientes y personal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5">Comenzar a trabajar en la lógica de alta de clientes para validar los datos introducidos.</text:span></text:p>
      <text:p text:style-name="P2"/>
      <text:p text:style-name="P21"/>
      <text:p text:style-name="P21"><text:soft-page-break/>- ¿Impedimentos encontrados para realizar el trabajo según lo previsto?</text:p>
      <text:p text:style-name="P2"><text:tab/><text:span text:style-name="T5">No he logrado hacer que el botón de añadir especialidad (+) incorpore un campo en el <text:tab/>formulario para añadir una nueva especialidad. No he encontrado el método necesario.</text:span></text:p>
      <text:p text:style-name="P2"/>
      <text:p text:style-name="P2"/>
      <text:p text:style-name="P8">Miguel</text:p>
      <text:p text:style-name="P12"/>
      <text:p text:style-name="P2">- <text:span text:style-name="T1">¿Qué se ha hecho desde la última reunión?</text:span></text:p>
      <text:p text:style-name="P2"><text:tab/><text:span text:style-name="T5">Integración de la página de login a la plantilla del proyecto (Bootstrap)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5">Terminar el formulario y empezar a trabajar con la lógica del login.</text:span></text:p>
      <text:p text:style-name="P2"/>
      <text:p text:style-name="P21">- ¿Impedimentos encontrados para realizar el trabajo según lo previsto?</text:p>
      <text:p text:style-name="P2"><text:tab/><text:span text:style-name="T5">Ninguno.</text:span></text:p>
      <text:p text:style-name="P19"/>
      <text:p text:style-name="P17">Comentario:</text:p>
      <text:p text:style-name="P16">Se decide añadir una nueva tarea (1.09) para dotar de funcionalidad a botón de añadir especialidad del formulario de alta de personal.</text:p>
      <text:p text:style-name="P23">Reunión del 17 de marzo:</text:p>
      <text:p text:style-name="P20"/>
      <text:p text:style-name="P2"><text:span text:style-name="T3">Alex:</text:span></text:p>
      <text:p text:style-name="P25">- <text:span text:style-name="T1">¿Qué se ha hecho desde la última reunión?</text:span></text:p>
      <text:p text:style-name="P25"><text:tab/><text:span text:style-name="T10">Estudio de la base de datos y el formulario de personal medico, para realizar la conexión <text:tab/>entre ambas, y que de esta manera los datos introducidos por el formulario queden <text:tab/>guardados correctamente.</text:span></text:p>
      <text:p text:style-name="P25"/>
      <text:p text:style-name="P25">- <text:span text:style-name="T1">¿Qué se tiene planeado hacer hasta la próxima reunión?</text:span></text:p>
      <text:p text:style-name="P25"><text:tab/><text:span text:style-name="T10">Realizar la lógica del alta de médicos terminando la conexión del cliente con el servidor y <text:tab/>del servidor con Base de Datos.</text:span></text:p>
      <text:p text:style-name="P25"/>
      <text:p text:style-name="P25">- <text:span text:style-name="T1">¿Impedimentos encontrados para realizar el trabajo según lo previsto?</text:span><text:span text:style-name="T3"><text:tab/></text:span></text:p>
      <text:p text:style-name="P25"><text:span text:style-name="T4"><text:tab/></text:span><text:span text:style-name="T11">Problemas con el modo de envió de datos para conectar el HTML con el PHP que se <text:tab/>encarga de la inserción en la Base de Datos.</text:span></text:p>
      <text:p text:style-name="P2"/>
      <text:p text:style-name="P2"/>
      <text:p text:style-name="P8">Carolina:</text:p>
      <text:p text:style-name="P12"/>
      <text:p text:style-name="P2">- <text:span text:style-name="T1">¿Qué se ha hecho desde la última reunión?</text:span></text:p>
      <text:p text:style-name="P2"><text:tab/><text:span text:style-name="T6">Pruebas de la Base de Datos y empezar a trabajar en el código encargado de recibir en el <text:tab/>cliente las respuestas del servidor y notificar al usuario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Terminar el código encargado de manejar y notificar las respuestas.</text:span></text:p>
      <text:p text:style-name="P2"/>
      <text:p text:style-name="P2">- <text:span text:style-name="T1">¿Impedimentos encontrados para realizar el trabajo según lo previsto?</text:span></text:p>
      <text:p text:style-name="P2"><text:tab/><text:span text:style-name="T6">Ninguno.</text:span></text:p>
      <text:p text:style-name="P2"/>
      <text:p text:style-name="P2"/>
      <text:p text:style-name="P10"><text:span text:style-name="T7">David</text:span>:</text:p>
      <text:p text:style-name="P15"/>
      <text:p text:style-name="P5">- <text:span text:style-name="T1">¿Qué se ha hecho desde la última reunión?</text:span></text:p>
      <text:p text:style-name="P6"><text:tab/><text:span text:style-name="T8">Conexión de los formularios con el servidor por AJAX usado JSON y crear dinámicamente <text:tab/>nuevas especialidades en el formulario de alta de personal utilizando HTML y JS.</text:span></text:p>
      <text:p text:style-name="P5"/>
      <text:p text:style-name="P5">- <text:span text:style-name="T1">¿Qué se tiene planeado hacer hasta la próxima reunión?</text:span></text:p>
      <text:p text:style-name="P5"><text:tab/><text:span text:style-name="T9">Conexión del login al servidor por AJAX y pruebas de unión de los módulos.</text:span></text:p>
      <text:p text:style-name="P5"/>
      <text:p text:style-name="P5">- <text:span text:style-name="T1">¿Impedimentos encontrados para realizar el trabajo según lo previsto?</text:span></text:p>
      <text:p text:style-name="P5"><text:tab/><text:span text:style-name="T6">Ninguno.</text:span></text:p>
      <text:p text:style-name="P5"/>
      <text:p text:style-name="P5"/>
      <text:p text:style-name="P10">Héctor</text:p>
      <text:p text:style-name="P12"/>
      <text:p text:style-name="P2">- <text:span text:style-name="T1">¿Qué se ha hecho desde la última reunión?</text:span></text:p>
      <text:p text:style-name="P2"><text:tab/><text:span text:style-name="T6">Terminar los formularios de alt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La parte lógica del alta de cliente.</text:span></text:p>
      <text:p text:style-name="P2"/>
      <text:p text:style-name="P21">- ¿Impedimentos encontrados para realizar el trabajo según lo previsto?</text:p>
      <text:p text:style-name="P2"><text:soft-page-break/><text:tab/><text:span text:style-name="T6">No he podido avanzar más al estar a la espera de que la Base de Datos estuviera <text:tab/>terminada.</text:span></text:p>
      <text:p text:style-name="P2"/>
      <text:p text:style-name="P2"/>
      <text:p text:style-name="P8">Miguel</text:p>
      <text:p text:style-name="P12"/>
      <text:p text:style-name="P2">- <text:span text:style-name="T1">¿Qué se ha hecho desde la última reunión?</text:span></text:p>
      <text:p text:style-name="P2"><text:tab/><text:span text:style-name="T6">Terminar el código HTML del login y su integración con la plantilla.</text:span></text:p>
      <text:p text:style-name="P2"/>
      <text:p text:style-name="P2">- <text:span text:style-name="T1">¿Qué se tiene planeado hacer hasta la próxima reunión?</text:span></text:p>
      <text:p text:style-name="P2"><text:tab/><text:span text:style-name="T6">Trabajar y terminar la parte lógica del login.</text:span></text:p>
      <text:p text:style-name="P2"/>
      <text:p text:style-name="P21">- ¿Impedimentos encontrados para realizar el trabajo según lo previsto?</text:p>
      <text:p text:style-name="P2"><text:tab/><text:span text:style-name="T6">Ninguno.</text:span></text:p>
      <text:p text:style-name="P12"/>
      <text:p text:style-name="P33">Reunión del <text:span text:style-name="T13">25</text:span> de marzo:</text:p>
      <text:p text:style-name="P29"/>
      <text:p text:style-name="P26"><text:span text:style-name="T3">Alex:</text:span></text:p>
      <text:p text:style-name="P26">- <text:span text:style-name="T1">¿Qué se ha hecho desde la última reunión?</text:span></text:p>
      <text:p text:style-name="P26"><text:tab/><text:span text:style-name="T14">Terminar la lógica del alta de personal médico.</text:span></text:p>
      <text:p text:style-name="P26"/>
      <text:p text:style-name="P26">- <text:span text:style-name="T1">¿Impedimentos encontrados para realizar el trabajo según lo previsto?</text:span><text:span text:style-name="T3"><text:tab/></text:span></text:p>
      <text:p text:style-name="P26"><text:span text:style-name="T4"><text:tab/></text:span><text:span text:style-name="T11">Problemas </text:span><text:span text:style-name="T12">con Ajax a la hora de comunicarse.</text:span></text:p>
      <text:p text:style-name="P26"/>
      <text:p text:style-name="P26"/>
      <text:p text:style-name="P30">Carolina:</text:p>
      <text:p text:style-name="P28"/>
      <text:p text:style-name="P26">- <text:span text:style-name="T1">¿Qué se ha hecho desde la última reunión?</text:span></text:p>
      <text:p text:style-name="P26"><text:tab/><text:span text:style-name="T14">Realizar el código encargado de recoger las respuestas del servidor con JSON e <text:tab/>implementar las notificaciones para notificárselas al usuario.</text:span></text:p>
      <text:p text:style-name="P26"/>
      <text:p text:style-name="P26">- <text:span text:style-name="T1">¿Impedimentos encontrados para realizar el trabajo según lo previsto?</text:span></text:p>
      <text:p text:style-name="P26"><text:tab/><text:span text:style-name="T14">Como cada formulario se ha implementado de forma diferente, por lo que al no estar <text:tab/>unificado había que adaptarse a cada estructura.</text:span></text:p>
      <text:p text:style-name="P26"/>
      <text:p text:style-name="P26"/>
      <text:p text:style-name="P30"><text:span text:style-name="T7">David</text:span>:</text:p>
      <text:p text:style-name="P28"/>
      <text:p text:style-name="P26">- <text:span text:style-name="T1">¿Qué se ha hecho desde la última reunión?</text:span></text:p>
      <text:p text:style-name="P26"><text:tab/><text:span text:style-name="T15">Actualización de los objetos JSON utilizados en la comunicación entre cliente y servidor y <text:tab/>comprobar la conexión al servidor.</text:span></text:p>
      <text:p text:style-name="P26"/>
      <text:p text:style-name="P26">- <text:span text:style-name="T1">¿Impedimentos encontrados para realizar el trabajo según lo previsto?</text:span></text:p>
      <text:p text:style-name="P26"><text:tab/><text:span text:style-name="T15">Ninguno.</text:span></text:p>
      <text:p text:style-name="P26"/>
      <text:p text:style-name="P26"/>
      <text:p text:style-name="P30">Héctor</text:p>
      <text:p text:style-name="P28"/>
      <text:p text:style-name="P26">- <text:span text:style-name="T1">¿Qué se ha hecho desde la última reunión?</text:span></text:p>
      <text:p text:style-name="P26"><text:tab/><text:span text:style-name="T15">Implementación de la lógica de las altas de pacientes mediante PHP.</text:span></text:p>
      <text:p text:style-name="P26"/>
      <text:p text:style-name="P31">- ¿Impedimentos encontrados para realizar el trabajo según lo previsto?</text:p>
      <text:p text:style-name="P26"><text:tab/><text:span text:style-name="T15">Problemas al sacar los datos del objeto JSON.</text:span></text:p>
      <text:p text:style-name="P26"/>
      <text:p text:style-name="P26"/>
      <text:p text:style-name="P30">Miguel</text:p>
      <text:p text:style-name="P28"/>
      <text:p text:style-name="P26">- <text:span text:style-name="T1">¿Qué se ha hecho desde la última reunión?</text:span></text:p>
      <text:p text:style-name="P26"><text:tab/><text:span text:style-name="T15">Realizar la parte lógica del login e implementación de una función de Javascript para <text:tab/>cerrar las alertas emergentes de notificaciones mediante un botón.</text:span></text:p>
      <text:p text:style-name="P26"/>
      <text:p text:style-name="P31">- ¿Impedimentos encontrados para realizar el trabajo según lo previsto?</text:p>
      <text:p text:style-name="P32"><text:tab/><text:span text:style-name="T15">Problemas al conectarse con la Base de Datos y al intentar optimizar los estilos de <text:tab/>Bootstra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7:09:48.169000000</meta:creation-date>
    <dc:date>2017-03-25T12:13:59.779000000</dc:date>
    <meta:editing-duration>PT1H11M29S</meta:editing-duration>
    <meta:editing-cycles>10</meta:editing-cycles>
    <meta:generator>LibreOffice/5.2.4.2$Windows_x86 LibreOffice_project/3d5603e1122f0f102b62521720ab13a38a4e0eb0</meta:generator>
    <meta:document-statistic meta:table-count="0" meta:image-count="0" meta:object-count="0" meta:page-count="7" meta:paragraph-count="137" meta:word-count="1305" meta:character-count="7688" meta:non-whitespace-character-count="6442"/>
  </office:meta>
</office:document-meta>
</file>